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ndViewResolverMethodReturnValueHandler.handleReturnValue( @ Nullable Object returnValue , MethodParameter returnType , ModelAndViewContainer mavContainer , NativeWebRequest web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odelAndViewResolverMethod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ResolverMethodReturnValueHandler.ModelAndViewResolverMethodReturnValueHandler( @ Nullable List &lt; ModelAndViewResolver &gt; mav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